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48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gr6" style:family="graphic">
      <style:graphic-properties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293cm" style:use-optimal-column-width="false"/>
    </style:style>
    <style:style style:name="ro1" style:family="table-row">
      <style:table-row-properties style:row-height="3.403cm"/>
    </style:style>
    <style:style style:name="ce1" style:family="table-cell">
      <style:graphic-properties style:repeat="repeat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2.585cm" svg:height="6.805cm" svg:x="7.254cm" svg:y="5.846cm">
          <table:table table:template-name="default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3.302cm" svg:height="0.729cm" svg:x="6.378cm" svg:y="12.685cm">
          <draw:text-box>
            <text:p text:style-name="P1">12:00:00 PM</text:p>
          </draw:text-box>
        </draw:frame>
        <draw:frame draw:style-name="gr1" draw:text-style-name="P1" draw:layer="layout" svg:width="3.302cm" svg:height="0.729cm" svg:x="12.378cm" svg:y="12.686cm">
          <draw:text-box>
            <text:p text:style-name="P1">12:05:00 PM</text:p>
          </draw:text-box>
        </draw:frame>
        <draw:frame draw:style-name="gr1" draw:text-style-name="P1" draw:layer="layout" svg:width="3.302cm" svg:height="0.729cm" svg:x="18.578cm" svg:y="12.686cm">
          <draw:text-box>
            <text:p text:style-name="P1">12:10:00 PM</text:p>
          </draw:text-box>
        </draw:frame>
        <draw:frame draw:style-name="gr1" draw:text-style-name="P1" draw:layer="layout" svg:width="2.794cm" svg:height="0.729cm" svg:x="5.08cm" svg:y="12.287cm">
          <draw:text-box>
            <text:p text:style-name="P1">05 30 45</text:p>
          </draw:text-box>
        </draw:frame>
        <draw:frame draw:style-name="gr1" draw:text-style-name="P1" draw:layer="layout" svg:width="2.794cm" svg:height="0.729cm" svg:x="5.08cm" svg:y="8.988cm">
          <draw:text-box>
            <text:p text:style-name="P1">05 40 45</text:p>
          </draw:text-box>
        </draw:frame>
        <draw:frame draw:style-name="gr1" draw:text-style-name="P1" draw:layer="layout" svg:width="2.794cm" svg:height="0.729cm" svg:x="5.08cm" svg:y="5.588cm">
          <draw:text-box>
            <text:p text:style-name="P1">05 50 45</text:p>
          </draw:text-box>
        </draw:frame>
        <draw:custom-shape draw:style-name="gr2" draw:text-style-name="P2" draw:layer="layout" svg:width="0.508cm" svg:height="0.421cm" svg:x="7.036cm" svg:y="12.4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421cm" svg:x="13.287cm" svg:y="9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08cm" svg:height="0.421cm" svg:x="19.488cm" svg:y="5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2.7cm" svg:height="0.962cm" svg:x="8.636cm" svg:y="4.572cm">
          <draw:text-box>
            <text:p text:style-name="P3"><text:span text:style-name="T1">Degrees/Minutes/Seconds versus Time </text:span></text:p>
          </draw:text-box>
        </draw:frame>
        <draw:line draw:style-name="gr4" draw:text-style-name="P2" draw:layer="layout" svg:x1="7.254cm" svg:y1="12.651cm" svg:x2="19.839cm" svg:y2="5.84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2.586cm" svg:height="6.806cm" svg:x="7.254cm" svg:y="5.846cm">
          <table:table table:template-name="default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3.302cm" svg:height="1.207cm" svg:x="6.378cm" svg:y="12.685cm">
          <draw:text-box>
            <text:p text:style-name="P1">06/05/00</text:p>
            <text:p text:style-name="P1">01:10:50 PM</text:p>
          </draw:text-box>
        </draw:frame>
        <draw:frame draw:style-name="gr1" draw:text-style-name="P1" draw:layer="layout" svg:width="3.302cm" svg:height="1.207cm" svg:x="12.378cm" svg:y="12.686cm">
          <draw:text-box>
            <text:p text:style-name="P1">06/06/00</text:p>
            <text:p text:style-name="P1">01:40:50 PM</text:p>
          </draw:text-box>
        </draw:frame>
        <draw:frame draw:style-name="gr1" draw:text-style-name="P1" draw:layer="layout" svg:width="3.302cm" svg:height="1.207cm" svg:x="18.578cm" svg:y="12.686cm">
          <draw:text-box>
            <text:p text:style-name="P1">06/07/00</text:p>
            <text:p text:style-name="P1">02:10:50 PM</text:p>
          </draw:text-box>
        </draw:frame>
        <draw:frame draw:style-name="gr1" draw:text-style-name="P1" draw:layer="layout" svg:width="2.794cm" svg:height="0.729cm" svg:x="4.58cm" svg:y="12.287cm">
          <draw:text-box>
            <text:p text:style-name="P1">05° 30' 45''</text:p>
          </draw:text-box>
        </draw:frame>
        <draw:frame draw:style-name="gr1" draw:text-style-name="P1" draw:layer="layout" svg:width="2.794cm" svg:height="0.729cm" svg:x="4.58cm" svg:y="8.988cm">
          <draw:text-box>
            <text:p text:style-name="P1">05° 40' 45''</text:p>
          </draw:text-box>
        </draw:frame>
        <draw:frame draw:style-name="gr1" draw:text-style-name="P1" draw:layer="layout" svg:width="2.794cm" svg:height="0.729cm" svg:x="4.58cm" svg:y="5.588cm">
          <draw:text-box>
            <text:p text:style-name="P1">05° 50' 45''</text:p>
          </draw:text-box>
        </draw:frame>
        <draw:custom-shape draw:style-name="gr6" draw:text-style-name="P2" draw:layer="Layout" svg:width="0.508cm" svg:height="0.421cm" svg:x="7.036cm" svg:y="12.4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508cm" svg:height="0.421cm" svg:x="13.287cm" svg:y="9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508cm" svg:height="0.421cm" svg:x="19.488cm" svg:y="5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3.97cm" svg:height="0.962cm" svg:x="7.366cm" svg:y="4.572cm">
          <draw:text-box>
            <text:p text:style-name="P3"><text:span text:style-name="T1">Degrees/Minutes/Seconds versus Date/Time </text:span></text:p>
          </draw:text-box>
        </draw:frame>
        <draw:line draw:style-name="gr4" draw:text-style-name="P2" draw:layer="layout" svg:x1="7.254cm" svg:y1="12.651cm" svg:x2="19.839cm" svg:y2="5.846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12.586cm" svg:height="6.806cm" svg:x="7.254cm" svg:y="5.846cm">
          <table:table table:template-name="default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3.302cm" svg:height="1.207cm" svg:x="4.064cm" svg:y="11.938cm">
          <draw:text-box>
            <text:p text:style-name="P1">06/05/00</text:p>
            <text:p text:style-name="P1">01:10:50 PM</text:p>
          </draw:text-box>
        </draw:frame>
        <draw:frame draw:style-name="gr1" draw:text-style-name="P1" draw:layer="layout" svg:width="3.302cm" svg:height="1.207cm" svg:x="4.064cm" svg:y="8.636cm">
          <draw:text-box>
            <text:p text:style-name="P1">06/06/00</text:p>
            <text:p text:style-name="P1">01:40:50 PM</text:p>
          </draw:text-box>
        </draw:frame>
        <draw:frame draw:style-name="gr1" draw:text-style-name="P1" draw:layer="layout" svg:width="3.302cm" svg:height="1.207cm" svg:x="4.064cm" svg:y="5.334cm">
          <draw:text-box>
            <text:p text:style-name="P1">06/07/00</text:p>
            <text:p text:style-name="P1">02:10:50 PM</text:p>
          </draw:text-box>
        </draw:frame>
        <draw:frame draw:style-name="gr1" draw:text-style-name="P1" draw:layer="layout" svg:width="2.794cm" svg:height="0.729cm" svg:x="6.604cm" svg:y="12.954cm">
          <draw:text-box>
            <text:p text:style-name="P1">05° 30' 45''</text:p>
          </draw:text-box>
        </draw:frame>
        <draw:frame draw:style-name="gr1" draw:text-style-name="P1" draw:layer="layout" svg:width="2.794cm" svg:height="0.729cm" svg:x="12.446cm" svg:y="12.954cm">
          <draw:text-box>
            <text:p text:style-name="P1">05° 40' 45''</text:p>
          </draw:text-box>
        </draw:frame>
        <draw:frame draw:style-name="gr1" draw:text-style-name="P1" draw:layer="layout" svg:width="2.794cm" svg:height="0.729cm" svg:x="18.542cm" svg:y="12.954cm">
          <draw:text-box>
            <text:p text:style-name="P1">05° 50' 45''</text:p>
          </draw:text-box>
        </draw:frame>
        <draw:custom-shape draw:style-name="gr6" draw:text-style-name="P2" draw:layer="Layout" svg:width="0.508cm" svg:height="0.421cm" svg:x="7.036cm" svg:y="12.4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508cm" svg:height="0.421cm" svg:x="13.287cm" svg:y="9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508cm" svg:height="0.421cm" svg:x="19.488cm" svg:y="5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3.97cm" svg:height="0.962cm" svg:x="7.366cm" svg:y="4.572cm">
          <draw:text-box>
            <text:p text:style-name="P3"><text:span text:style-name="T1">Date/Time versus Degrees/Minutes/Seconds </text:span></text:p>
          </draw:text-box>
        </draw:frame>
        <draw:line draw:style-name="gr4" draw:text-style-name="P2" draw:layer="layout" svg:x1="7.254cm" svg:y1="12.651cm" svg:x2="19.839cm" svg:y2="5.846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20:20:29.678323641</meta:creation-date>
    <dc:date>2015-07-26T20:37:58.684995835</dc:date>
    <meta:editing-duration>PT3M32S</meta:editing-duration>
    <meta:editing-cycles>2</meta:editing-cycles>
    <meta:generator>LibreOffice/4.2.8.2$Linux_x86 LibreOffice_project/420m0$Build-2</meta:generator>
    <meta:document-statistic meta:object-count="63"/>
  </office:meta>
</office:document-meta>
</file>